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Mincho" svg:font-family="'MS Mincho'" style:font-pitch="variable"/>
    <style:font-face style:name="PMingLiU" svg:font-family="PMingLiU, 新細明體" style:font-pitch="variable"/>
    <style:font-face style:name="SimSun" svg:font-family="SimSun, 宋体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6.418cm" fo:margin-left="-0.191cm" style:page-number="0" table:align="left" style:writing-mode="lr-tb"/>
    </style:style>
    <style:style style:name="Table1.A" style:family="table-column">
      <style:table-column-properties style:column-width="7.176cm"/>
    </style:style>
    <style:style style:name="Table1.B" style:family="table-column">
      <style:table-column-properties style:column-width="9.243cm"/>
    </style:style>
    <style:style style:name="Table1.1" style:family="table-row">
      <style:table-row-properties style:keep-together="false" fo:keep-together="always"/>
    </style:style>
    <style:style style:name="Table1.A1.1" style:family="table-row">
      <style:table-row-properties style:row-height="0.406cm" style:keep-together="false" fo:keep-together="always"/>
    </style:style>
    <style:style style:name="Table1.A1.1.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A1.1.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A1.4" style:family="table-row">
      <style:table-row-properties style:row-height="0.482cm" style:keep-together="false" fo:keep-together="always"/>
    </style:style>
    <style:style style:name="Table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383cm" fo:margin-left="-0.191cm" table:align="left" style:writing-mode="lr-tb"/>
    </style:style>
    <style:style style:name="Table2.A" style:family="table-column">
      <style:table-column-properties style:column-width="2.729cm"/>
    </style:style>
    <style:style style:name="Table2.B" style:family="table-column">
      <style:table-column-properties style:column-width="13.654cm"/>
    </style:style>
    <style:style style:name="Table2.1" style:family="table-row">
      <style:table-row-properties style:min-row-height="0.226cm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3.1" style:family="table-row">
      <style:table-row-properties style:row-height="0.411cm"/>
    </style:style>
    <style:style style:name="Table2.B6.1" style:family="table-row">
      <style:table-row-properties style:row-height="0.406cm"/>
    </style:style>
    <style:style style:name="Table3" style:family="table">
      <style:table-properties style:width="16.383cm" fo:margin-left="-0.191cm" table:align="left" style:writing-mode="lr-tb"/>
    </style:style>
    <style:style style:name="Table3.A" style:family="table-column">
      <style:table-column-properties style:column-width="2.729cm"/>
    </style:style>
    <style:style style:name="Table3.B" style:family="table-column">
      <style:table-column-properties style:column-width="13.654cm"/>
    </style:style>
    <style:style style:name="Table3.1" style:family="table-row">
      <style:table-row-properties style:min-row-height="0.318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2" style:family="table-row">
      <style:table-row-properties style:min-row-height="0.332cm" style:keep-together="true" fo:keep-together="auto"/>
    </style:style>
    <style:style style:name="Table4" style:family="table">
      <style:table-properties style:width="16.383cm" fo:margin-left="-0.191cm" table:align="left" style:writing-mode="lr-tb"/>
    </style:style>
    <style:style style:name="Table4.A" style:family="table-column">
      <style:table-column-properties style:column-width="2.729cm"/>
    </style:style>
    <style:style style:name="Table4.B" style:family="table-column">
      <style:table-column-properties style:column-width="13.654cm"/>
    </style:style>
    <style:style style:name="Table4.1" style:family="table-row">
      <style:table-row-properties style:min-row-height="0.318cm"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2" style:family="table-row">
      <style:table-row-properties style:keep-together="false" fo:keep-together="always"/>
    </style:style>
    <style:style style:name="Table4.B2.1" style:family="table-column">
      <style:table-column-properties style:column-width="4.447cm"/>
    </style:style>
    <style:style style:name="Table4.B2.2" style:family="table-column">
      <style:table-column-properties style:column-width="9.208cm"/>
    </style:style>
    <style:style style:name="Table5" style:family="table">
      <style:table-properties style:width="16.383cm" fo:margin-left="-0.191cm" table:align="left" style:writing-mode="lr-tb"/>
    </style:style>
    <style:style style:name="Table5.A" style:family="table-column">
      <style:table-column-properties style:column-width="2.729cm"/>
    </style:style>
    <style:style style:name="Table5.B" style:family="table-column">
      <style:table-column-properties style:column-width="13.654cm"/>
    </style:style>
    <style:style style:name="Table5.1" style:family="table-row">
      <style:table-row-properties style:min-row-height="0.318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.2" style:family="table-row">
      <style:table-row-properties style:min-row-height="0.332cm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snap-to-layout-grid="false"/>
      <style:text-properties fo:color="#000000" style:font-name="Arial" fo:font-size="8pt" fo:language="fr" fo:country="FR" fo:font-weight="bold" style:font-name-asian="PMingLiU" style:font-size-asian="8pt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fo:color="#000000" style:font-name="Arial" fo:font-size="8pt" fo:language="en" fo:country="GB" fo:font-weight="normal" style:font-name-asian="SimSun" style:font-size-asian="8pt" style:font-weight-asian="normal" style:font-name-complex="Arial" style:font-size-complex="8pt" style:language-complex="ar" style:country-complex="SA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2pt" fo:language="fr" fo:country="FR" style:font-name-asian="SimSun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start" style:justify-single-word="false" style:snap-to-layout-grid="false"/>
    </style:style>
    <style:style style:name="P8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Normal_20__28_Web_29_">
      <style:paragraph-properties fo:margin-top="0cm" fo:margin-bottom="0cm" style:snap-to-layout-grid="false"/>
    </style:style>
    <style:style style:name="P10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11" style:family="paragraph" style:parent-style-name="Normal_20__28_Web_29_">
      <style:paragraph-properties fo:margin-top="0cm" fo:margin-bottom="0cm" style:snap-to-layout-grid="false">
        <style:tab-stops>
          <style:tab-stop style:position="7.112cm" style:type="right"/>
        </style:tab-stops>
      </style:paragraph-properties>
    </style:style>
    <style:style style:name="T1" style:family="text">
      <style:text-properties fo:color="#000000" style:font-name="Arial" fo:font-size="10pt" fo:language="fr" fo:country="FR" style:font-name-asian="SimSun" style:font-size-asian="10pt" style:font-name-complex="Arial" style:font-size-complex="10pt" style:language-complex="ar" style:country-complex="SA"/>
    </style:style>
    <style:style style:name="T2" style:family="text">
      <style:text-properties fo:color="#000000" style:font-name="Arial" fo:font-size="10pt" fo:language="en" fo:country="GB" style:font-name-asian="SimSun" style:font-size-asian="10pt" style:font-name-complex="Arial" style:font-size-complex="10pt" style:language-complex="ar" style:country-complex="SA"/>
    </style:style>
    <style:style style:name="T3" style:family="text">
      <style:text-properties fo:color="#000000" style:font-name="Arial" fo:font-size="10pt" fo:language="de" fo:country="DE" style:font-name-asian="SimSun" style:font-size-asian="10pt" style:font-name-complex="Arial" style:font-size-complex="10pt" style:language-complex="ar" style:country-complex="SA"/>
    </style:style>
    <style:style style:name="T4" style:family="text">
      <style:text-properties fo:color="#000000" style:font-name="Arial" fo:font-size="16pt" fo:language="fr" fo:country="FR" style:font-name-asian="SimSun" style:font-size-asian="16pt" style:font-name-complex="Arial" style:font-size-complex="16pt" style:language-complex="ar" style:country-complex="SA"/>
    </style:style>
    <style:style style:name="T5" style:family="text">
      <style:text-properties fo:color="#000000" style:font-name="Arial" fo:font-size="8pt" fo:language="en" fo:country="GB" style:font-name-asian="SimSun" style:font-size-asian="8pt" style:font-name-complex="Arial" style:font-size-complex="8pt" style:language-complex="ar" style:country-complex="SA"/>
    </style:style>
    <style:style style:name="T6" style:family="text">
      <style:text-properties fo:color="#000000" style:font-name="Arial" fo:font-size="8pt" fo:language="en" fo:country="GB" style:font-name-asian="SimSun" style:font-size-asian="8pt" style:font-name-complex="Times New Roman" style:font-size-complex="8pt" style:language-complex="ar" style:country-complex="SA"/>
    </style:style>
    <style:style style:name="T7" style:family="text">
      <style:text-properties fo:color="#000000" style:font-name="Arial" fo:font-size="8pt" fo:language="en" fo:country="GB" style:font-name-asian="SimSun" style:font-size-asian="8pt" style:font-name-complex="Times New Roman" style:font-size-complex="8pt" style:language-complex="ar" style:country-complex="SA" style:font-weight-complex="bold"/>
    </style:style>
    <style:style style:name="T8" style:family="text">
      <style:text-properties fo:color="#000000" style:font-name="Arial" fo:font-size="8pt" fo:language="en" fo:country="GB" fo:font-weight="normal" style:font-name-asian="SimSun" style:font-size-asian="8pt" style:font-weight-asian="normal" style:font-name-complex="Arial" style:font-size-complex="8pt" style:language-complex="ar" style:country-complex="SA"/>
    </style:style>
    <style:style style:name="T9" style:family="text">
      <style:text-properties fo:color="#000000" style:font-name="Arial" fo:font-size="8pt" fo:language="en" fo:country="GB" fo:font-weight="normal" style:font-name-asian="SimSun" style:font-size-asian="8pt" style:font-weight-asian="normal" style:font-name-complex="Arial" style:font-size-complex="8pt" style:language-complex="ar" style:country-complex="SA" style:font-weight-complex="normal"/>
    </style:style>
    <style:style style:name="T10" style:family="text">
      <style:text-properties fo:color="#000000" style:font-name="Arial" fo:font-size="8pt" fo:language="en" fo:country="GB" fo:font-weight="normal" style:font-name-asian="SimSun" style:font-size-asian="8pt" style:font-weight-asian="normal" style:font-name-complex="Times New Roman" style:font-size-complex="8pt" style:language-complex="ar" style:country-complex="SA" style:font-weight-complex="normal"/>
    </style:style>
    <style:style style:name="T11" style:family="text">
      <style:text-properties fo:color="#000000" style:font-name="Arial" fo:font-size="8pt" fo:language="en" fo:country="GB" fo:font-weight="bold" style:font-name-asian="SimSun" style:font-size-asian="8pt" style:font-weight-asian="bold" style:font-name-complex="Arial" style:font-size-complex="8pt" style:language-complex="ar" style:country-complex="SA"/>
    </style:style>
    <style:style style:name="T12" style:family="text">
      <style:text-properties fo:color="#000000" style:font-name="Arial" fo:font-size="8pt" fo:language="en" fo:country="GB" fo:font-weight="bold" style:font-name-asian="SimSun" style:font-size-asian="8pt" style:font-weight-asian="bold" style:font-name-complex="Times New Roman" style:font-size-complex="8pt" style:language-complex="ar" style:country-complex="SA"/>
    </style:style>
    <style:style style:name="T13" style:family="text">
      <style:text-properties fo:color="#000000" style:font-name="Arial" fo:font-size="8pt" fo:language="fr" fo:country="FR" style:font-name-asian="SimSun" style:font-size-asian="8pt" style:font-name-complex="Arial" style:font-size-complex="8pt" style:language-complex="ar" style:country-complex="SA"/>
    </style:style>
    <style:style style:name="T14" style:family="text">
      <style:text-properties fo:color="#000000" style:font-name="Arial" fo:font-size="8pt" fo:language="fr" fo:country="FR" fo:font-weight="bold" style:font-name-asian="SimSun" style:font-size-asian="8pt" style:font-weight-asian="bold" style:font-name-complex="Arial" style:font-size-complex="8pt" style:language-complex="ar" style:country-complex="SA" style:font-weight-complex="bold"/>
    </style:style>
    <style:style style:name="T15" style:family="text">
      <style:text-properties fo:color="#000000" style:font-name="Arial" fo:font-size="8pt" fo:language="fr" fo:country="FR" fo:font-weight="bold" style:font-name-asian="PMingLiU" style:font-size-asian="8pt" style:font-weight-asian="bold" style:font-name-complex="Arial" style:font-size-complex="12pt" style:language-complex="ar" style:country-complex="SA" style:font-weight-complex="bold"/>
    </style:style>
    <style:style style:name="T16" style:family="text">
      <style:text-properties fo:color="#000000" style:font-name="Arial" fo:font-size="8pt" fo:language="fr" fo:country="FR" fo:font-weight="normal" style:font-name-asian="SimSun" style:font-size-asian="8pt" style:font-weight-asian="normal" style:font-name-complex="Arial" style:font-size-complex="8pt" style:language-complex="ar" style:country-complex="SA" style:font-weight-complex="normal"/>
    </style:style>
    <style:style style:name="T17" style:family="text">
      <style:text-properties style:font-name="Arial" fo:font-size="10pt" fo:language="en" fo:country="GB" style:font-size-asian="10pt" style:font-name-complex="Arial" style:font-size-complex="10pt"/>
    </style:style>
    <style:style style:name="T18" style:family="text">
      <style:text-properties style:font-name="Arial" fo:font-size="10pt" fo:language="en" fo:country="GB" fo:font-weight="bold" style:font-name-asian="SimSun" style:font-size-asian="10pt" style:font-weight-asian="bold" style:font-name-complex="Arial" style:font-size-complex="10pt" style:language-complex="ar" style:country-complex="SA"/>
    </style:style>
    <style:style style:name="T19" style:family="text">
      <style:text-properties style:font-name="Arial" fo:font-size="10pt" fo:language="en" fo:country="GB" fo:font-weight="bold" style:font-name-asian="SimSun" style:font-size-asian="10pt" style:font-weight-asian="bold" style:font-name-complex="Arial" style:font-size-complex="10pt" style:language-complex="ar" style:country-complex="SA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8pt" fo:language="en" fo:country="GB" fo:font-weight="bold" style:font-name-asian="SimSun" style:font-size-asian="8pt" style:font-weight-asian="bold" style:font-name-complex="Arial" style:font-size-complex="8pt" style:language-complex="ar" style:country-complex="SA"/>
    </style:style>
    <style:style style:name="T22" style:family="text">
      <style:text-properties style:font-name="Arial" fo:font-size="8pt" fo:language="fr" fo:country="FR" style:font-name-asian="SimSun" style:font-size-asian="8pt" style:font-name-complex="Arial" style:font-size-complex="8pt" style:language-complex="ar" style:country-complex="SA"/>
    </style:style>
    <style:style style:name="T23" style:family="text">
      <style:text-properties style:font-name="Arial" fo:font-size="8pt" fo:language="fr" fo:country="FR" fo:font-weight="bold" style:font-name-asian="SimSun" style:font-size-asian="8pt" style:font-weight-asian="bold" style:font-name-complex="Arial" style:font-size-complex="8pt" style:language-complex="ar" style:country-complex="SA" style:font-weight-complex="bold"/>
    </style:style>
    <style:style style:name="T24" style:family="text">
      <style:text-properties style:font-name="Arial" fo:font-size="8pt" style:font-size-asian="8pt" style:font-name-complex="Arial" style:font-size-complex="8pt"/>
    </style:style>
    <style:style style:name="T25" style:family="text">
      <style:text-properties fo:color="#3366ff" style:font-name="Arial" fo:font-size="10pt" fo:language="de" fo:country="DE" style:font-name-asian="SimSun" style:font-size-asian="10pt" style:font-name-complex="Arial" style:font-size-complex="10pt" style:language-complex="ar" style:country-complex="SA"/>
    </style:style>
    <style:style style:name="T26" style:family="text">
      <style:text-properties fo:color="#3366ff" style:font-name="Arial" fo:font-size="10pt" fo:language="en" fo:country="GB" fo:font-weight="normal" style:font-name-asian="SimSun" style:font-size-asian="10pt" style:font-weight-asian="normal" style:font-name-complex="Arial" style:font-size-complex="10pt" style:language-complex="ar" style:country-complex="SA"/>
    </style:style>
    <style:style style:name="T27" style:family="text">
      <style:text-properties fo:color="#3366ff" style:font-name="Arial" fo:font-size="10pt" fo:language="en" fo:country="GB" style:font-name-asian="SimSun" style:font-size-asian="10pt" style:font-name-complex="Arial" style:font-size-complex="10pt" style:language-complex="ar" style:country-complex="SA"/>
    </style:style>
    <style:style style:name="T28" style:family="text">
      <style:text-properties fo:color="#3366ff" style:font-name="Arial" fo:font-size="10pt" fo:language="en" fo:country="GB" style:font-name-asian="SimSun" style:font-size-asian="10pt" style:font-name-complex="Arial" style:font-size-complex="10pt" style:language-complex="ar" style:country-complex="SA" style:font-weight-complex="normal"/>
    </style:style>
    <style:style style:name="T29" style:family="text">
      <style:text-properties fo:color="#3366ff" style:font-name="Arial" fo:font-size="8pt" fo:language="en" fo:country="GB" style:font-name-asian="SimSun" style:font-size-asian="8pt" style:font-name-complex="Arial" style:font-size-complex="8pt" style:language-complex="ar" style:country-complex="SA"/>
    </style:style>
    <style:style style:name="T30" style:family="text">
      <style:text-properties fo:color="#3366ff" style:font-name="Arial" fo:font-size="8pt" fo:language="fr" fo:country="FR" style:font-name-asian="SimSun" style:font-size-asian="8pt" style:font-name-complex="Arial" style:font-size-complex="8pt" style:language-complex="ar" style:country-complex="SA"/>
    </style:style>
    <style:style style:name="T31" style:family="text">
      <style:text-properties fo:color="#ffffff" style:font-name="Arial" fo:font-size="10pt" fo:language="fr" fo:country="FR" fo:background-color="#0000ff" style:font-name-asian="SimSun" style:font-size-asian="10pt" style:font-name-complex="Arial" style:font-size-complex="10pt" style:language-complex="ar" style:country-complex="SA"/>
    </style:style>
    <style:style style:name="T32" style:family="text">
      <style:text-properties fo:color="#ffffff" style:font-name="Arial" fo:font-size="10pt" fo:language="fr" fo:country="FR" style:font-name-asian="SimSun" style:font-size-asian="10pt" style:font-name-complex="Arial" style:font-size-complex="10pt" style:language-complex="ar" style:country-complex="SA"/>
    </style:style>
    <style:style style:name="T33" style:family="text">
      <style:text-properties fo:color="#0066cc" style:font-name="Arial" fo:font-size="10pt" fo:language="fr" fo:country="FR" fo:font-weight="bold" style:font-name-asian="SimSun" style:font-size-asian="10pt" style:font-weight-asian="bold" style:font-name-complex="Arial" style:font-size-complex="10pt" style:language-complex="ar" style:country-complex="SA" style:font-weight-complex="bold"/>
    </style:style>
    <style:style style:name="T34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>
            <table:table table:is-sub-table="true">
              <table:table-column table:style-name="Table1.A"/>
              <table:table-row table:style-name="Table1.A1.1">
                <table:table-cell table:style-name="Table1.A1.1.1" office:value-type="string">
                  <text:p text:style-name="P9"><text:span text:style-name="Strong_20_Emphasis"><text:span text:style-name="T1">Guillaume FRADIN</text:span></text:span></text:p>
                </table:table-cell>
              </table:table-row>
              <table:table-row table:style-name="Table1.1">
                <table:table-cell table:style-name="Table1.A1.1.1" office:value-type="string">
                  <text:p text:style-name="P1"><text:span text:style-name="Strong_20_Emphasis"><text:span text:style-name="T2">170, rue de Paris</text:span></text:span></text:p>
                  <text:p text:style-name="Standard"><text:span text:style-name="Strong_20_Emphasis"><text:span text:style-name="T17">92100 Boulogne Bilancourt</text:span></text:span></text:p>
                  <text:p text:style-name="Standard"><text:span text:style-name="Strong_20_Emphasis"><text:span text:style-name="T17">France</text:span></text:span></text:p>
                </table:table-cell>
              </table:table-row>
              <table:table-row table:style-name="Table1.A1.1">
                <table:table-cell table:style-name="Table1.A1.1.3" office:value-type="string">
                  <text:p text:style-name="P9"><text:span text:style-name="Strong_20_Emphasis"><text:span text:style-name="T2">Tel: (+33) 6 74 58 47 98</text:span></text:span></text:p>
                </table:table-cell>
              </table:table-row>
              <table:table-row table:style-name="Table1.A1.4">
                <table:table-cell table:style-name="Table1.A1.1.3" office:value-type="string">
                  <text:p text:style-name="P9"><text:span text:style-name="Strong_20_Emphasis"><text:span text:style-name="T2"><text:s text:c="7"/>(+44) 7 969 836 997</text:span></text:span></text:p>
                </table:table-cell>
              </table:table-row>
              <table:table-row table:style-name="Table1.A1.1">
                <table:table-cell table:style-name="Table1.A1.1.1" office:value-type="string">
                  <text:p text:style-name="P11"><text:span text:style-name="Strong_20_Emphasis"><text:span text:style-name="T3">e-mail : </text:span></text:span><text:span text:style-name="Strong_20_Emphasis"><text:span text:style-name="T25">pantin@guillaumefradin.com<text:tab/></text:span></text:span></text:p>
                </table:table-cell>
              </table:table-row>
              <table:table-row table:style-name="Table1.A1.1">
                <table:table-cell table:style-name="Table1.A1.1.1" office:value-type="string">
                  <text:p text:style-name="P9"><text:span text:style-name="Strong_20_Emphasis"><text:span text:style-name="T25">http://www.guillaumefradin.com</text:span></text:span></text:p>
                </table:table-cell>
              </table:table-row>
            </table:table>
          </table:table-cell>
          <table:table-cell table:style-name="Table1.B1" office:value-type="string">
            <text:p text:style-name="P10"><text:span text:style-name="Strong_20_Emphasis"><text:span text:style-name="T4">REALISATEUR / </text:span></text:span><text:span text:style-name="Strong_20_Emphasis"><text:span text:style-name="T4">INFOGRAPHISTE 3D</text:span></text:span></text:p>
            <text:p text:style-name="P10"><text:span text:style-name="Strong_20_Emphasis"><text:span text:style-name="T4">FREELANCE</text:span></text:span>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<text:span text:style-name="Strong_20_Emphasis"><text:span text:style-name="T31">EXPERIENCE</text:span></text:span><text:span text:style-name="Strong_20_Emphasis"><text:span text:style-name="T32"> </text:span></text:span></text:p>
          </table:table-cell>
          <table:covered-table-cell/>
        </table:table-row>
        <table:table-row>
          <table:table-cell table:style-name="Table2.A1" office:value-type="string">
            <text:p text:style-name="P4">Mai 2005 -</text:p>
            <text:p text:style-name="P4">juillet 2007</text:p>
          </table:table-cell>
          <table:table-cell>
            <table:table table:is-sub-table="true">
              <table:table-column table:style-name="Table2.B"/>
              <table:table-row>
                <table:table-cell table:style-name="Table2.A1" office:value-type="string">
                  <text:p text:style-name="P1"><text:a xlink:type="simple" xlink:href="http://www.guillaumefradin.com/pantin/index.html"><text:span text:style-name="T33">Réalisation court-métrage </text:span></text:a><text:span text:style-name="T1">- <text:s/></text:span><text:span text:style-name="T14">« PANTIN » 36min, HDCam</text:span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Ecriture, production et réalisation d’un court métrage de 36 minutes, tourné en HD.</text:span></text:span></text:p>
                  <text:p text:style-name="P6"><text:span text:style-name="Strong_20_Emphasis"><text:span text:style-name="T13">Adresse officielle: www.guillaumefradin.com/pantin</text:span></text:span>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4"><text:span text:style-name="T34">Août </text:span>2007</text:p>
          </table:table-cell>
          <table:table-cell>
            <table:table table:is-sub-table="true">
              <table:table-column table:style-name="Table2.B"/>
              <table:table-row table:style-name="Table2.B3.1">
                <table:table-cell table:style-name="Table2.A1" office:value-type="string">
                  <text:p text:style-name="P1"><text:a xlink:type="simple" xlink:href="http://www.alamaison.fr/"><text:span text:style-name="Strong_20_Emphasis"><text:span text:style-name="T20">La Maison</text:span></text:span></text:a><text:span text:style-name="Strong_20_Emphasis"><text:span text:style-name="T27"> </text:span></text:span><text:span text:style-name="Strong_20_Emphasis"><text:span text:style-name="T29"><text:s/></text:span></text:span><text:span text:style-name="Strong_20_Emphasis"><text:span text:style-name="T5">- infographiste/superviseur</text:span></text:span><text:span text:style-name="Strong_20_Emphasis"><text:span text:style-name="T29"> </text:span></text:span><text:span text:style-name="Strong_20_Emphasis"><text:span text:style-name="T8"><text:s text:c="2"/></text:span></text:span><text:span text:style-name="Strong_20_Emphasis"><text:span text:style-name="T9">(13/15 rue Gaston Latouche 92 210 St-Cloud)</text:span></text:span><text:span text:style-name="Strong_20_Emphasis"><text:span text:style-name="T11"> </text:span></text:span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Animation et supervision du rendu sur une publicité pour Peugeot 308, avec le logiciel Houdini.</text:span></text:span>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4">Février 2006 -</text:p>
            <text:p text:style-name="P4">juin 2007</text:p>
          </table:table-cell>
          <table:table-cell>
            <table:table table:is-sub-table="true">
              <table:table-column table:style-name="Table2.B"/>
              <table:table-row table:style-name="Table2.B3.1">
                <table:table-cell table:style-name="Table2.A1" office:value-type="string">
                  <text:p text:style-name="P1"><text:a xlink:type="simple" xlink:href="http://www.framestore-cfc.com/"><text:span text:style-name="Internet_20_link"><text:span text:style-name="T18">Framestore-CFC</text:span></text:span></text:a><text:span text:style-name="Strong_20_Emphasis"><text:span text:style-name="T29"> <text:s/></text:span></text:span><text:span text:style-name="Strong_20_Emphasis"><text:span text:style-name="T5">- infographiste, département publicités </text:span></text:span><text:span text:style-name="Strong_20_Emphasis"><text:span text:style-name="T8"><text:s/>(</text:span></text:span><text:span text:style-name="Strong_20_Emphasis"><text:span text:style-name="T9">19-23 Wells Street London W1T 3PQ)</text:span></text:span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Conception et réalisation des effets spéciaux sur des publicités comme British Airways, Canon, Rexona, Lux et Smirnoff, avec principalement les logiciels Houdini et Shake.</text:span></text:span>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4">Décembre 2005 -</text:p>
            <text:p text:style-name="P4">Janvier 2006</text:p>
          </table:table-cell>
          <table:table-cell>
            <table:table table:is-sub-table="true">
              <table:table-column table:style-name="Table2.B"/>
              <table:table-row>
                <table:table-cell table:style-name="Table2.A1" office:value-type="string">
                  <text:p text:style-name="P1"><text:a xlink:type="simple" xlink:href="http://www.realisestudio.com/"><text:span text:style-name="Internet_20_link"><text:span text:style-name="T19">Realise Studio</text:span></text:span></text:a><text:a xlink:type="simple" xlink:href="http://www.realisestudio.com/"><text:span text:style-name="Internet_20_link"><text:span text:style-name="T21"> </text:span></text:span></text:a><text:span text:style-name="Strong_20_Emphasis"><text:span text:style-name="T29"><text:s/>- </text:span></text:span><text:span text:style-name="Strong_20_Emphasis"><text:span text:style-name="T5">infographiste</text:span></text:span><text:span text:style-name="Strong_20_Emphasis"><text:span text:style-name="T8"> <text:s/></text:span></text:span><text:span text:style-name="Strong_20_Emphasis"><text:span text:style-name="T9">(</text:span></text:span><text:span text:style-name="T10">12/13 Poland Street London W1F 8QB</text:span><text:span text:style-name="T9">)</text:span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Conception des effets spéciaux d’un clip vidéo et d’une publicité avec le logiciel Houdini.</text:span></text:span>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4">Décembre 2004 -</text:p>
            <text:p text:style-name="P4">mai 2005</text:p>
          </table:table-cell>
          <table:table-cell>
            <table:table table:is-sub-table="true">
              <table:table-column table:style-name="Table2.B"/>
              <table:table-row table:style-name="Table2.B6.1">
                <table:table-cell table:style-name="Table2.A1" office:value-type="string">
                  <text:p text:style-name="P1"><text:a xlink:type="simple" xlink:href="http://www.framestore-cfc.com/"><text:span text:style-name="Internet_20_link"><text:span text:style-name="T18">Jim</text:span></text:span></text:a><text:span text:style-name="Strong_20_Emphasis"><text:span text:style-name="T26"> </text:span></text:span><text:span text:style-name="Strong_20_Emphasis"><text:span text:style-name="T28">Henson Creature Shop</text:span></text:span><text:span text:style-name="Strong_20_Emphasis"><text:span text:style-name="T29"> <text:s/>- </text:span></text:span><text:span text:style-name="Strong_20_Emphasis"><text:span text:style-name="T5"><text:s/>infographiste</text:span></text:span><text:span text:style-name="Strong_20_Emphasis"><text:span text:style-name="T8"> </text:span></text:span><text:span text:style-name="Strong_20_Emphasis"><text:span text:style-name="T9">(</text:span></text:span><text:span text:style-name="T10">30 oval road London</text:span><text:span text:style-name="T9">)</text:span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Conception et création d’effets spéciaux du film "Water Giant" à l’aide des logiciels Houdini et Realflow dans une équipe de 9 personnes. Ces effets recréaient principalement l’interaction d’un monstre marin avec l’eau l’environnant.</text:span></text:span>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4">Octobre 2003 -</text:p>
            <text:p text:style-name="P4">décembre 2004</text:p>
          </table:table-cell>
          <table:table-cell>
            <table:table table:is-sub-table="true">
              <table:table-column table:style-name="Table2.B"/>
              <table:table-row>
                <table:table-cell table:style-name="Table2.A1" office:value-type="string">
                  <text:p text:style-name="P1"><text:a xlink:type="simple" xlink:href="http://www.framestore-cfc.com/"><text:span text:style-name="Internet_20_link"><text:span text:style-name="T18">Framestore-CFC</text:span></text:span></text:a><text:span text:style-name="Strong_20_Emphasis"><text:span text:style-name="T29"> <text:s/>- </text:span></text:span><text:span text:style-name="Strong_20_Emphasis"><text:span text:style-name="T5">Département R&amp;D</text:span></text:span><text:span text:style-name="Strong_20_Emphasis"><text:span text:style-name="T8"> <text:s/>(</text:span></text:span><text:span text:style-name="T7">19-23 Wells Street </text:span><text:span text:style-name="T6">London</text:span><text:span text:style-name="T12"> </text:span><text:span text:style-name="T6">W1T 3PQ</text:span><text:span text:style-name="T11">)</text:span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Conception et implémentation d’un logiciel propriétaire permettant aux utilisateurs de créer visuellement les dépendances entre les programmes à exécuter. Ce logiciel était utilisé par tous les infographiste de la société, sur des projets tels que <text:s/></text:span></text:span><text:a xlink:type="simple" xlink:href="http://www.troymovie.com/"><text:span text:style-name="Internet_20_link"><text:span text:style-name="T22">Troy</text:span></text:span></text:a><text:span text:style-name="Strong_20_Emphasis"><text:span text:style-name="T13"> et </text:span></text:span><text:a xlink:type="simple" xlink:href="http://harrypotter.warnerbros.com/home.html"><text:span text:style-name="Internet_20_link"><text:span text:style-name="T22">Harry Potter 3.</text:span></text:span></text:a>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7"><text:span text:style-name="Strong_20_Emphasis"><text:span text:style-name="T16">Janvier 2002 -</text:span></text:span></text:p>
            <text:p text:style-name="P7"><text:span text:style-name="Strong_20_Emphasis"><text:span text:style-name="T16">janvier 2003</text:span></text:span></text:p>
          </table:table-cell>
          <table:table-cell>
            <table:table table:is-sub-table="true">
              <table:table-column table:style-name="Table2.B"/>
              <table:table-row table:style-name="Table2.B6.1">
                <table:table-cell table:style-name="Table2.A1" office:value-type="string">
                  <text:p text:style-name="P1"><text:a xlink:type="simple" xlink:href="http://www.guillaumefradin.com/"><text:span text:style-name="Internet_20_link"><text:span text:style-name="T33">Réalisation court-métrage</text:span></text:span></text:a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Réalisation d’un court-métrage intitulé "Double Dose", de 8 minutes mêlant acteur réels avec personna</text:span></text:span><text:span text:style-name="Strong_20_Emphasis"><text:span text:style-name="T13">ges et objets de synthèse. </text:span></text:span>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7"><text:span text:style-name="Strong_20_Emphasis"><text:span text:style-name="T16">2001</text:span></text:span></text:p>
          </table:table-cell>
          <table:table-cell>
            <table:table table:is-sub-table="true">
              <table:table-column table:style-name="Table2.B"/>
              <table:table-row table:style-name="Table2.B6.1">
                <table:table-cell table:style-name="Table2.A1" office:value-type="string">
                  <text:p text:style-name="P1"><text:a xlink:type="simple" xlink:href="http://www.guillaumefradin.com/"><text:span text:style-name="Internet_20_link"><text:span text:style-name="T33">Réalisation court-métrage</text:span></text:span></text:a></text:p>
                </table:table-cell>
              </table:table-row>
              <table:table-row>
                <table:table-cell table:style-name="Table2.A1" office:value-type="string">
                  <text:p text:style-name="P6"><text:span text:style-name="Strong_20_Emphasis"><text:span text:style-name="T13">Réalisation d'un court-métrage "No Exit" en image de synthèse avec les logiciel Maya, Rhino et Photoshop.</text:span></text:span></text:p>
                </table:table-cell>
              </table:table-row>
            </table:table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"><text:span text:style-name="Strong_20_Emphasis"><text:span text:style-name="T31">FORMATION</text:span></text:span><text:span text:style-name="Strong_20_Emphasis"><text:span text:style-name="T32"> </text:span>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7"><text:span text:style-name="Strong_20_Emphasis"><text:span text:style-name="T16">1996 - 2001</text:span></text:span></text:p>
          </table:table-cell>
          <table:table-cell table:style-name="Table3.A1" office:value-type="string">
            <text:p text:style-name="P1"><text:a xlink:type="simple" xlink:href="http://www.esiee.fr/eng/index.html"><text:span text:style-name="Internet_20_link"><text:span text:style-name="T23">ESIEE Paris</text:span></text:span></text:a><text:span text:style-name="Strong_20_Emphasis"><text:span text:style-name="T13"> (École Supérieure d'Ingénieurs en Électrotechnique et Électronique), Noisy-le-Grand, France, en Majeure Informatique.</text:span></text:span></text:p>
            <text:p text:style-name="Standard"><text:span text:style-name="Strong_20_Emphasis"><text:span text:style-name="T24">Obtention du diplôme avec une moyenne de 16,19/20.</text:span></text:span></text:p>
          </table:table-cell>
        </table:table-row>
        <table:table-row table:style-name="Table3.2">
          <table:table-cell table:style-name="Table3.A1" office:value-type="string">
            <text:p text:style-name="P7"><text:span text:style-name="Strong_20_Emphasis"><text:span text:style-name="T16">Juillet 2000</text:span></text:span></text:p>
          </table:table-cell>
          <table:table-cell table:style-name="Table3.A1" office:value-type="string">
            <text:p text:style-name="P1"><text:span text:style-name="Strong_20_Emphasis"><text:span text:style-name="T30">Licence d'informatique</text:span></text:span><text:span text:style-name="Strong_20_Emphasis"><text:span text:style-name="T13">, option traitement du signal, obtenue en cumulatif avec l'</text:span></text:span><text:a xlink:type="simple" xlink:href="http://www.univ-mlv.fr/eng/indexE.htm"><text:span text:style-name="Internet_20_link"><text:span text:style-name="T23">Université de Marne La Vallée</text:span></text:span></text:a><text:span text:style-name="Strong_20_Emphasis"><text:span text:style-name="T13">.</text:span></text:span></text:p>
          </table:table-cell>
        </table:table-row>
        <table:table-row table:style-name="Table3.2">
          <table:table-cell table:style-name="Table3.A1" office:value-type="string">
            <text:p text:style-name="P7"><text:span text:style-name="Strong_20_Emphasis"><text:span text:style-name="T16">Juillet 1996</text:span></text:span></text:p>
          </table:table-cell>
          <table:table-cell table:style-name="Table3.A1" office:value-type="string">
            <text:p text:style-name="P1"><text:span text:style-name="Strong_20_Emphasis"><text:span text:style-name="T30">Baccalauréat S</text:span></text:span><text:span text:style-name="Strong_20_Emphasis"><text:span text:style-name="T13"> avec mention</text:span></text:span><text:span text:style-name="T14"><text:line-break/></text:span><text:span text:style-name="Strong_20_Emphasis"><text:span text:style-name="T13">Spécialité mathématiques au Lycée Kléber à Strasbourg.</text:span>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"><text:span text:style-name="Strong_20_Emphasis"><text:span text:style-name="T31">COMPETENCES</text:span>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6"><text:span text:style-name="Strong_20_Emphasis"><text:span text:style-name="T1">Informatique</text:span></text:span></text:p>
          </table:table-cell>
          <table:table-cell>
            <table:table table:is-sub-table="true">
              <table:table-column table:style-name="Table4.B2.1"/>
              <table:table-column table:style-name="Table4.B2.2"/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logiciel 3D</text:span></text:span></text:p>
                </table:table-cell>
                <table:table-cell table:style-name="Table4.A1" office:value-type="string">
                  <text:p text:style-name="P1"><text:span text:style-name="Strong_20_Emphasis"><text:span text:style-name="T13">H</text:span></text:span><text:span text:style-name="Strong_20_Emphasis"><text:span text:style-name="T13">oudini (usage quotidien), mantra, RenderMan, Realflow, Maya</text:span></text:span></text:p>
                </table:table-cell>
              </table:table-row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Montage</text:span></text:span></text:p>
                </table:table-cell>
                <table:table-cell table:style-name="Table4.A1" office:value-type="string">
                  <text:p text:style-name="P8">Avid, Premiere</text:p>
                </table:table-cell>
              </table:table-row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logiciel 2D</text:span></text:span></text:p>
                </table:table-cell>
                <table:table-cell table:style-name="Table4.A1" office:value-type="string">
                  <text:p text:style-name="P3"><text:span text:style-name="Strong_20_Emphasis"><text:span text:style-name="T5">Shake, Illustrator, AfterEffects, Photoshop, The Gimp</text:span></text:span></text:p>
                </table:table-cell>
              </table:table-row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Langages de développement:</text:span></text:span></text:p>
                </table:table-cell>
                <table:table-cell table:style-name="Table4.A1" office:value-type="string">
                  <text:p text:style-name="P3"><text:span text:style-name="Strong_20_Emphasis"><text:span text:style-name="T15">C/C++, python, hscript, vex, Houdini HDK, perl, shake API, Maya API, html, OpenGL</text:span></text:span></text:p>
                </table:table-cell>
              </table:table-row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Environnements</text:span></text:span></text:p>
                </table:table-cell>
                <table:table-cell table:style-name="Table4.A1" office:value-type="string">
                  <text:p text:style-name="P1"><text:span text:style-name="Strong_20_Emphasis"><text:span text:style-name="T13">Linux, windows XP</text:span></text:span></text:p>
                </table:table-cell>
              </table:table-row>
            </table:table>
          </table:table-cell>
        </table:table-row>
        <table:table-row table:style-name="Table4.2">
          <table:table-cell table:style-name="Table4.A1" office:value-type="string">
            <text:p text:style-name="P6"><text:span text:style-name="Strong_20_Emphasis"><text:span text:style-name="T1">langues</text:span></text:span></text:p>
          </table:table-cell>
          <table:table-cell>
            <table:table table:is-sub-table="true">
              <table:table-column table:style-name="Table4.B2.1"/>
              <table:table-column table:style-name="Table4.B2.2"/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Français</text:span></text:span></text:p>
                </table:table-cell>
                <table:table-cell table:style-name="Table4.A1" office:value-type="string">
                  <text:p text:style-name="P1"><text:span text:style-name="Strong_20_Emphasis"><text:span text:style-name="T13">Langue maternelle</text:span></text:span></text:p>
                </table:table-cell>
              </table:table-row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Anglais </text:span></text:span></text:p>
                </table:table-cell>
                <table:table-cell table:style-name="Table4.A1" office:value-type="string">
                  <text:p text:style-name="P1"><text:span text:style-name="Strong_20_Emphasis"><text:span text:style-name="T5">Bilingue ( ayant vécu 3 ans à Londres )</text:span></text:span></text:p>
                </table:table-cell>
              </table:table-row>
              <table:table-row table:style-name="Table4.2">
                <table:table-cell table:style-name="Table4.A1" office:value-type="string">
                  <text:p text:style-name="P1"><text:span text:style-name="Strong_20_Emphasis"><text:span text:style-name="T13">Espagnol</text:span></text:span></text:p>
                </table:table-cell>
                <table:table-cell table:style-name="Table4.A1" office:value-type="string">
                  <text:p text:style-name="P1"><text:span text:style-name="Strong_20_Emphasis"><text:span text:style-name="T13">Niveau débutant</text:span></text:span></text:p>
                </table:table-cell>
              </table:table-row>
            </table:table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"><text:span text:style-name="Strong_20_Emphasis"><text:span text:style-name="T31">INFORMATIONS COMPLEMENTAIRES</text:span>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6"><text:span text:style-name="Strong_20_Emphasis"><text:span text:style-name="T1">Sports</text:span></text:span></text:p>
          </table:table-cell>
          <table:table-cell table:style-name="Table5.A1" office:value-type="string">
            <text:p text:style-name="P1"><text:span text:style-name="Strong_20_Emphasis"><text:span text:style-name="T13">Roller, roller hockey, squash, natation, cyclisme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Mincho" svg:font-family="'MS Mincho'" style:font-pitch="variable"/>
    <style:font-face style:name="PMingLiU" svg:font-family="PMingLiU, 新細明體" style:font-pitch="variable"/>
    <style:font-face style:name="SimSun" svg:font-family="SimSun, 宋体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size="12pt" fo:language="fr" fo:country="FR" style:font-name-asian="SimSu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494cm" fo:margin-bottom="0.494cm" fo:text-indent="0cm" style:auto-text-indent="false"/>
      <style:text-properties fo:font-size="18pt" fo:font-weight="bold" style:font-name-asian="Times New Roman" style:font-size-asian="18pt" style:font-weight-asian="bold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Internet_20_link" style:display-name="Internet link" style:family="text" style:parent-style-name="Police_20_par_20_défaut">
      <style:text-properties fo:color="#0050d0" style:text-line-through-style="none" style:text-underline-style="none"/>
    </style:style>
    <style:style style:name="Visited_20_Internet_20_Link" style:display-name="Visited Internet Link" style:family="text" style:parent-style-name="Police_20_par_20_défaut">
      <style:text-properties fo:color="#0050d0" style:text-line-through-style="none" style:text-underline-style="none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verdana_5f_10_5f_l" style:display-name="verdana_10_l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CV - FR</dc:title>
    <meta:initial-creator>Frapa</meta:initial-creator>
    <meta:creation-date>2005-06-02T10:44:00</meta:creation-date>
    <dc:date>2007-09-28T11:57:05</dc:date>
    <meta:print-date>2007-09-14T14:24:53</meta:print-date>
    <dc:language>fr-FR</dc:language>
    <meta:editing-cycles>9</meta:editing-cycles>
    <meta:editing-duration>PT2H36M2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72" meta:word-count="432" meta:character-count="3020"/>
  </office:meta>
</office:document-meta>
</file>